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3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  <style:style style:name="ce3" style:family="table-cell" style:parent-style-name="Default" style:data-style-name="N2"/>
    <style:style style:name="ce7" style:family="table-cell" style:parent-style-name="Default">
      <style:text-properties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ds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Main Score</text:p>
          </table:table-cell>
          <table:table-cell office:value-type="string" calcext:value-type="string">
            <text:p>Bonus Score</text:p>
          </table:table-cell>
          <table:table-cell office:value-type="string" calcext:value-type="string">
            <text:p>LabSeats</text:p>
          </table:table-cell>
          <table:table-cell office:value-type="string" calcext:value-type="string">
            <text:p>ConSeats</text:p>
          </table:table-cell>
          <table:table-cell office:value-type="string" calcext:value-type="string">
            <text:p>LibSeats</text:p>
          </table:table-cell>
          <table:table-cell office:value-type="string" calcext:value-type="string">
            <text:p>SNPSeats</text:p>
          </table:table-cell>
          <table:table-cell table:style-name="Default" office:value-type="string" calcext:value-type="string">
            <text:p>RefSeats</text:p>
          </table:table-cell>
          <table:table-cell table:style-name="Default" office:value-type="string" calcext:value-type="string">
            <text:p>GrnSeats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Clacton</text:p>
          </table:table-cell>
          <table:table-cell office:value-type="string" calcext:value-type="string">
            <text:p>Islington</text:p>
          </table:table-cell>
          <table:table-cell office:value-type="string" calcext:value-type="string">
            <text:p>Rochdale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Kenilworth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Godalming</text:p>
          </table:table-cell>
          <table:table-cell office:value-type="string" calcext:value-type="string">
            <text:p>LabSeats Score</text:p>
          </table:table-cell>
          <table:table-cell office:value-type="string" calcext:value-type="string">
            <text:p>ConSeats Score</text:p>
          </table:table-cell>
          <table:table-cell office:value-type="string" calcext:value-type="string">
            <text:p>LibSeats Score</text:p>
          </table:table-cell>
          <table:table-cell office:value-type="string" calcext:value-type="string">
            <text:p>SNPSeats Score</text:p>
          </table:table-cell>
          <table:table-cell office:value-type="string" calcext:value-type="string">
            <text:p>RefSeats Score</text:p>
          </table:table-cell>
          <table:table-cell office:value-type="string" calcext:value-type="string">
            <text:p>GrnSeats Score</text:p>
          </table:table-cell>
          <table:table-cell office:value-type="string" calcext:value-type="string">
            <text:p>Opposition Score</text:p>
          </table:table-cell>
          <table:table-cell office:value-type="string" calcext:value-type="string">
            <text:p>Clacton Score</text:p>
          </table:table-cell>
          <table:table-cell office:value-type="string" calcext:value-type="string">
            <text:p>Islington Score</text:p>
          </table:table-cell>
          <table:table-cell office:value-type="string" calcext:value-type="string">
            <text:p>Rochdale Score</text:p>
          </table:table-cell>
          <table:table-cell office:value-type="string" calcext:value-type="string">
            <text:p>Rugby Score</text:p>
          </table:table-cell>
          <table:table-cell office:value-type="string" calcext:value-type="string">
            <text:p>Kenilworth Score</text:p>
          </table:table-cell>
          <table:table-cell office:value-type="string" calcext:value-type="string">
            <text:p>Richmond Score</text:p>
          </table:table-cell>
          <table:table-cell office:value-type="string" calcext:value-type="string">
            <text:p>Basildon Score</text:p>
          </table:table-cell>
          <table:table-cell office:value-type="string" calcext:value-type="string">
            <text:p>Portsmouth Score</text:p>
          </table:table-cell>
          <table:table-cell office:value-type="string" calcext:value-type="string">
            <text:p>Godalming Scor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table:formula="of:=SUM([.U2:.AJ2])" office:value-type="float" office:value="0" calcext:value-type="float">
            <text:p>0</text:p>
          </table:table-cell>
          <table:table-cell table:formula="of:=SUM([.U2:.AA2])" office:value-type="float" office:value="0" calcext:value-type="float">
            <text:p>0</text:p>
          </table:table-cell>
          <table:table-cell table:formula="of:=SUM([.AB2:.AJ2])" office:value-type="float" office:value="0" calcext:value-type="float">
            <text:p>0</text:p>
          </table:table-cell>
          <table:table-cell office:value-type="string" calcext:value-type="string">
            <text:p>400-449</text:p>
          </table:table-cell>
          <table:table-cell office:value-type="string" calcext:value-type="string">
            <text:p>100-149</text:p>
          </table:table-cell>
          <table:table-cell office:value-type="string" calcext:value-type="string">
            <text:p>0-59</text:p>
          </table:table-cell>
          <table:table-cell office:value-type="string" calcext:value-type="string">
            <text:p>0-20</text:p>
          </table:table-cell>
          <table:table-cell office:value-type="string" calcext:value-type="string">
            <text:p>3to4</text:p>
          </table:table-cell>
          <table:table-cell office:value-type="string" calcext:value-type="string">
            <text:p>2 or more</text:p>
          </table:table-cell>
          <table:table-cell office:value-type="string" calcext:value-type="string">
            <text:p>Conservatives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Labour</text:p>
          </table:table-cell>
          <table:table-cell table:number-columns-repeated="2" office:value-type="string" calcext:value-type="string">
            <text:p>Conservatives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LibDems</text:p>
          </table:table-cell>
          <table:table-cell table:formula="of:=ROUND(200*IF([.E2]=[$LabSeats.$B$9];VLOOKUP([.E2]; [$LabSeats.$A$1:.$B$7];2;FALSE())+1;0))" office:value-type="float" office:value="0" calcext:value-type="float">
            <text:p>0</text:p>
          </table:table-cell>
          <table:table-cell table:formula="of:=ROUND(200*IF([.F2]=[$ConSeats.$B$9];VLOOKUP([.F2]; [$ConSeats.$A$1:.$B$7];2;FALSE())+1;0))" office:value-type="float" office:value="0" calcext:value-type="float">
            <text:p>0</text:p>
          </table:table-cell>
          <table:table-cell table:formula="of:=ROUND(200*IF([.G2]=[$LibSeats.$B$9];VLOOKUP([.G2]; [$LibSeats.$A$1:.$B$7];2;FALSE())+1;0))" office:value-type="float" office:value="0" calcext:value-type="float">
            <text:p>0</text:p>
          </table:table-cell>
          <table:table-cell table:formula="of:=ROUND(200*IF([.H2]=[$SNPSeats.$B$9];VLOOKUP([.H2]; [$SNPSeats.$A$1:.$B$7];2;FALSE())+1;0))" office:value-type="float" office:value="0" calcext:value-type="float">
            <text:p>0</text:p>
          </table:table-cell>
          <table:table-cell table:formula="of:=ROUND(200*IF([.I2]=[$RefSeats.$B$9];VLOOKUP([.I2]; [$RefSeats.$A$1:.$B$7];2;FALSE())+1;0))" office:value-type="float" office:value="0" calcext:value-type="float">
            <text:p>0</text:p>
          </table:table-cell>
          <table:table-cell table:formula="of:=ROUND(200*IF([.J2]=[$GrnSeats.$B$9];VLOOKUP([.J2]; [$GrnSeats.$A$1:.$B$7];2;FALSE())+1;0))" office:value-type="float" office:value="0" calcext:value-type="float">
            <text:p>0</text:p>
          </table:table-cell>
          <table:table-cell table:formula="of:=ROUND(200*IF([.K2]=[$Opposition.$B$9];VLOOKUP([.K2]; [$Opposition.$A$1:.$B$7];2;FALSE())+1;0))" office:value-type="float" office:value="0" calcext:value-type="float">
            <text:p>0</text:p>
          </table:table-cell>
          <table:table-cell table:formula="of:=ROUND(200*IF([.L2]=[$Clacton.$B$9];VLOOKUP([.L2]; [$Clacton.$A$1:.$B$7];2;FALSE())+1;0))" office:value-type="float" office:value="0" calcext:value-type="float">
            <text:p>0</text:p>
          </table:table-cell>
          <table:table-cell table:formula="of:=ROUND(200*IF([.M2]=[$Islington.$B$9];VLOOKUP([.M2]; [$Islington.$A$1:.$B$7];2;FALSE())+1;0))" office:value-type="float" office:value="0" calcext:value-type="float">
            <text:p>0</text:p>
          </table:table-cell>
          <table:table-cell table:formula="of:=ROUND(200*IF([.N2]=[$Rochdale.$B$9];VLOOKUP([.N2]; [$Rochdale.$A$1:.$B$7];2;FALSE())+1;0))" office:value-type="float" office:value="0" calcext:value-type="float">
            <text:p>0</text:p>
          </table:table-cell>
          <table:table-cell table:formula="of:=ROUND(200*IF([.O2]=[$Rugby.$B$9];VLOOKUP([.O2]; [$Rugby.$A$1:.$B$7];2;FALSE())+1;0))" office:value-type="float" office:value="0" calcext:value-type="float">
            <text:p>0</text:p>
          </table:table-cell>
          <table:table-cell table:formula="of:=ROUND(200*IF([.P2]=[$Kenilworth.$B$9];VLOOKUP([.P2]; [$Kenilworth.$A$1:.$B$7];2;FALSE())+1;0))" office:value-type="float" office:value="0" calcext:value-type="float">
            <text:p>0</text:p>
          </table:table-cell>
          <table:table-cell table:formula="of:=ROUND(200*IF([.Q2]=[$Richmond.$B$9];VLOOKUP([.Q2]; [$Richmond.$A$1:.$B$7];2;FALSE())+1;0))" office:value-type="float" office:value="0" calcext:value-type="float">
            <text:p>0</text:p>
          </table:table-cell>
          <table:table-cell table:formula="of:=ROUND(200*IF([.R2]=[$Basildon.$B$9];VLOOKUP([.R2]; [$Basildon.$A$1:.$B$7];2;FALSE())+1;0))" office:value-type="float" office:value="0" calcext:value-type="float">
            <text:p>0</text:p>
          </table:table-cell>
          <table:table-cell table:formula="of:=ROUND(200*IF([.S2]=[$Portsmouth.$B$9];VLOOKUP([.S2]; [$Portsmouth.$A$1:.$B$7];2;FALSE())+1;0))" office:value-type="float" office:value="0" calcext:value-type="float">
            <text:p>0</text:p>
          </table:table-cell>
          <table:table-cell table:formula="of:=ROUND(200*IF([.T2]=[$Godalming.$B$9];VLOOKUP([.T2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table:formula="of:=SUM([.U3:.AJ3])" office:value-type="float" office:value="0" calcext:value-type="float">
            <text:p>0</text:p>
          </table:table-cell>
          <table:table-cell table:formula="of:=SUM([.U3:.AA3])" office:value-type="float" office:value="0" calcext:value-type="float">
            <text:p>0</text:p>
          </table:table-cell>
          <table:table-cell table:formula="of:=SUM([.AB3:.AJ3])" office:value-type="float" office:value="0" calcext:value-type="float">
            <text:p>0</text:p>
          </table:table-cell>
          <table:table-cell table:number-columns-repeated="16"/>
          <table:table-cell table:formula="of:=ROUND(200*IF([.E3]=[$LabSeats.$B$9];VLOOKUP([.E3]; [$LabSeats.$A$1:.$B$7];2;FALSE())+1;0))" office:value-type="float" office:value="0" calcext:value-type="float">
            <text:p>0</text:p>
          </table:table-cell>
          <table:table-cell table:formula="of:=ROUND(200*IF([.F3]=[$ConSeats.$B$9];VLOOKUP([.F3]; [$ConSeats.$A$1:.$B$7];2;FALSE())+1;0))" office:value-type="float" office:value="0" calcext:value-type="float">
            <text:p>0</text:p>
          </table:table-cell>
          <table:table-cell table:formula="of:=ROUND(200*IF([.G3]=[$LibSeats.$B$9];VLOOKUP([.G3]; [$LibSeats.$A$1:.$B$7];2;FALSE())+1;0))" office:value-type="float" office:value="0" calcext:value-type="float">
            <text:p>0</text:p>
          </table:table-cell>
          <table:table-cell table:formula="of:=ROUND(200*IF([.H3]=[$SNPSeats.$B$9];VLOOKUP([.H3]; [$SNPSeats.$A$1:.$B$7];2;FALSE())+1;0))" office:value-type="float" office:value="0" calcext:value-type="float">
            <text:p>0</text:p>
          </table:table-cell>
          <table:table-cell table:formula="of:=ROUND(200*IF([.I3]=[$RefSeats.$B$9];VLOOKUP([.I3]; [$RefSeats.$A$1:.$B$7];2;FALSE())+1;0))" office:value-type="float" office:value="0" calcext:value-type="float">
            <text:p>0</text:p>
          </table:table-cell>
          <table:table-cell table:formula="of:=ROUND(200*IF([.J3]=[$GrnSeats.$B$9];VLOOKUP([.J3]; [$GrnSeats.$A$1:.$B$7];2;FALSE())+1;0))" office:value-type="float" office:value="0" calcext:value-type="float">
            <text:p>0</text:p>
          </table:table-cell>
          <table:table-cell table:formula="of:=ROUND(200*IF([.K3]=[$Opposition.$B$9];VLOOKUP([.K3]; [$Opposition.$A$1:.$B$7];2;FALSE())+1;0))" office:value-type="float" office:value="0" calcext:value-type="float">
            <text:p>0</text:p>
          </table:table-cell>
          <table:table-cell table:formula="of:=ROUND(200*IF([.L3]=[$Clacton.$B$9];VLOOKUP([.L3]; [$Clacton.$A$1:.$B$7];2;FALSE())+1;0))" office:value-type="float" office:value="0" calcext:value-type="float">
            <text:p>0</text:p>
          </table:table-cell>
          <table:table-cell table:formula="of:=ROUND(200*IF([.M3]=[$Islington.$B$9];VLOOKUP([.M3]; [$Islington.$A$1:.$B$7];2;FALSE())+1;0))" office:value-type="float" office:value="0" calcext:value-type="float">
            <text:p>0</text:p>
          </table:table-cell>
          <table:table-cell table:formula="of:=ROUND(200*IF([.N3]=[$Rochdale.$B$9];VLOOKUP([.N3]; [$Rochdale.$A$1:.$B$7];2;FALSE())+1;0))" office:value-type="float" office:value="0" calcext:value-type="float">
            <text:p>0</text:p>
          </table:table-cell>
          <table:table-cell table:formula="of:=ROUND(200*IF([.O3]=[$Rugby.$B$9];VLOOKUP([.O3]; [$Rugby.$A$1:.$B$7];2;FALSE())+1;0))" office:value-type="float" office:value="0" calcext:value-type="float">
            <text:p>0</text:p>
          </table:table-cell>
          <table:table-cell table:formula="of:=ROUND(200*IF([.P3]=[$Kenilworth.$B$9];VLOOKUP([.P3]; [$Kenilworth.$A$1:.$B$7];2;FALSE())+1;0))" office:value-type="float" office:value="0" calcext:value-type="float">
            <text:p>0</text:p>
          </table:table-cell>
          <table:table-cell table:formula="of:=ROUND(200*IF([.Q3]=[$Richmond.$B$9];VLOOKUP([.Q3]; [$Richmond.$A$1:.$B$7];2;FALSE())+1;0))" office:value-type="float" office:value="0" calcext:value-type="float">
            <text:p>0</text:p>
          </table:table-cell>
          <table:table-cell table:formula="of:=ROUND(200*IF([.R3]=[$Basildon.$B$9];VLOOKUP([.R3]; [$Basildon.$A$1:.$B$7];2;FALSE())+1;0))" office:value-type="float" office:value="0" calcext:value-type="float">
            <text:p>0</text:p>
          </table:table-cell>
          <table:table-cell table:formula="of:=ROUND(200*IF([.S3]=[$Portsmouth.$B$9];VLOOKUP([.S3]; [$Portsmouth.$A$1:.$B$7];2;FALSE())+1;0))" office:value-type="float" office:value="0" calcext:value-type="float">
            <text:p>0</text:p>
          </table:table-cell>
          <table:table-cell table:formula="of:=ROUND(200*IF([.T3]=[$Godalming.$B$9];VLOOKUP([.T3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4:.AJ4])" office:value-type="float" office:value="0" calcext:value-type="float">
            <text:p>0</text:p>
          </table:table-cell>
          <table:table-cell table:formula="of:=SUM([.U4:.AA4])" office:value-type="float" office:value="0" calcext:value-type="float">
            <text:p>0</text:p>
          </table:table-cell>
          <table:table-cell table:formula="of:=SUM([.AB4:.AJ4])" office:value-type="float" office:value="0" calcext:value-type="float">
            <text:p>0</text:p>
          </table:table-cell>
          <table:table-cell table:number-columns-repeated="16"/>
          <table:table-cell table:formula="of:=ROUND(200*IF([.E4]=[$LabSeats.$B$9];VLOOKUP([.E4]; [$LabSeats.$A$1:.$B$7];2;FALSE())+1;0))" office:value-type="float" office:value="0" calcext:value-type="float">
            <text:p>0</text:p>
          </table:table-cell>
          <table:table-cell table:formula="of:=ROUND(200*IF([.F4]=[$ConSeats.$B$9];VLOOKUP([.F4]; [$ConSeats.$A$1:.$B$7];2;FALSE())+1;0))" office:value-type="float" office:value="0" calcext:value-type="float">
            <text:p>0</text:p>
          </table:table-cell>
          <table:table-cell table:formula="of:=ROUND(200*IF([.G4]=[$LibSeats.$B$9];VLOOKUP([.G4]; [$LibSeats.$A$1:.$B$7];2;FALSE())+1;0))" office:value-type="float" office:value="0" calcext:value-type="float">
            <text:p>0</text:p>
          </table:table-cell>
          <table:table-cell table:formula="of:=ROUND(200*IF([.H4]=[$SNPSeats.$B$9];VLOOKUP([.H4]; [$SNPSeats.$A$1:.$B$7];2;FALSE())+1;0))" office:value-type="float" office:value="0" calcext:value-type="float">
            <text:p>0</text:p>
          </table:table-cell>
          <table:table-cell table:formula="of:=ROUND(200*IF([.I4]=[$RefSeats.$B$9];VLOOKUP([.I4]; [$RefSeats.$A$1:.$B$7];2;FALSE())+1;0))" office:value-type="float" office:value="0" calcext:value-type="float">
            <text:p>0</text:p>
          </table:table-cell>
          <table:table-cell table:formula="of:=ROUND(200*IF([.J4]=[$GrnSeats.$B$9];VLOOKUP([.J4]; [$GrnSeats.$A$1:.$B$7];2;FALSE())+1;0))" office:value-type="float" office:value="0" calcext:value-type="float">
            <text:p>0</text:p>
          </table:table-cell>
          <table:table-cell table:formula="of:=ROUND(200*IF([.K4]=[$Opposition.$B$9];VLOOKUP([.K4]; [$Opposition.$A$1:.$B$7];2;FALSE())+1;0))" office:value-type="float" office:value="0" calcext:value-type="float">
            <text:p>0</text:p>
          </table:table-cell>
          <table:table-cell table:formula="of:=ROUND(200*IF([.L4]=[$Clacton.$B$9];VLOOKUP([.L4]; [$Clacton.$A$1:.$B$7];2;FALSE())+1;0))" office:value-type="float" office:value="0" calcext:value-type="float">
            <text:p>0</text:p>
          </table:table-cell>
          <table:table-cell table:formula="of:=ROUND(200*IF([.M4]=[$Islington.$B$9];VLOOKUP([.M4]; [$Islington.$A$1:.$B$7];2;FALSE())+1;0))" office:value-type="float" office:value="0" calcext:value-type="float">
            <text:p>0</text:p>
          </table:table-cell>
          <table:table-cell table:formula="of:=ROUND(200*IF([.N4]=[$Rochdale.$B$9];VLOOKUP([.N4]; [$Rochdale.$A$1:.$B$7];2;FALSE())+1;0))" office:value-type="float" office:value="0" calcext:value-type="float">
            <text:p>0</text:p>
          </table:table-cell>
          <table:table-cell table:formula="of:=ROUND(200*IF([.O4]=[$Rugby.$B$9];VLOOKUP([.O4]; [$Rugby.$A$1:.$B$7];2;FALSE())+1;0))" office:value-type="float" office:value="0" calcext:value-type="float">
            <text:p>0</text:p>
          </table:table-cell>
          <table:table-cell table:formula="of:=ROUND(200*IF([.P4]=[$Kenilworth.$B$9];VLOOKUP([.P4]; [$Kenilworth.$A$1:.$B$7];2;FALSE())+1;0))" office:value-type="float" office:value="0" calcext:value-type="float">
            <text:p>0</text:p>
          </table:table-cell>
          <table:table-cell table:formula="of:=ROUND(200*IF([.Q4]=[$Richmond.$B$9];VLOOKUP([.Q4]; [$Richmond.$A$1:.$B$7];2;FALSE())+1;0))" office:value-type="float" office:value="0" calcext:value-type="float">
            <text:p>0</text:p>
          </table:table-cell>
          <table:table-cell table:formula="of:=ROUND(200*IF([.R4]=[$Basildon.$B$9];VLOOKUP([.R4]; [$Basildon.$A$1:.$B$7];2;FALSE())+1;0))" office:value-type="float" office:value="0" calcext:value-type="float">
            <text:p>0</text:p>
          </table:table-cell>
          <table:table-cell table:formula="of:=ROUND(200*IF([.S4]=[$Portsmouth.$B$9];VLOOKUP([.S4]; [$Portsmouth.$A$1:.$B$7];2;FALSE())+1;0))" office:value-type="float" office:value="0" calcext:value-type="float">
            <text:p>0</text:p>
          </table:table-cell>
          <table:table-cell table:formula="of:=ROUND(200*IF([.T4]=[$Godalming.$B$9];VLOOKUP([.T4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5:.AJ5])" office:value-type="float" office:value="0" calcext:value-type="float">
            <text:p>0</text:p>
          </table:table-cell>
          <table:table-cell table:formula="of:=SUM([.U5:.AA5])" office:value-type="float" office:value="0" calcext:value-type="float">
            <text:p>0</text:p>
          </table:table-cell>
          <table:table-cell table:formula="of:=SUM([.AB5:.AJ5])" office:value-type="float" office:value="0" calcext:value-type="float">
            <text:p>0</text:p>
          </table:table-cell>
          <table:table-cell table:number-columns-repeated="16"/>
          <table:table-cell table:formula="of:=ROUND(200*IF([.E5]=[$LabSeats.$B$9];VLOOKUP([.E5]; [$LabSeats.$A$1:.$B$7];2;FALSE())+1;0))" office:value-type="float" office:value="0" calcext:value-type="float">
            <text:p>0</text:p>
          </table:table-cell>
          <table:table-cell table:formula="of:=ROUND(200*IF([.F5]=[$ConSeats.$B$9];VLOOKUP([.F5]; [$ConSeats.$A$1:.$B$7];2;FALSE())+1;0))" office:value-type="float" office:value="0" calcext:value-type="float">
            <text:p>0</text:p>
          </table:table-cell>
          <table:table-cell table:formula="of:=ROUND(200*IF([.G5]=[$LibSeats.$B$9];VLOOKUP([.G5]; [$LibSeats.$A$1:.$B$7];2;FALSE())+1;0))" office:value-type="float" office:value="0" calcext:value-type="float">
            <text:p>0</text:p>
          </table:table-cell>
          <table:table-cell table:formula="of:=ROUND(200*IF([.H5]=[$SNPSeats.$B$9];VLOOKUP([.H5]; [$SNPSeats.$A$1:.$B$7];2;FALSE())+1;0))" office:value-type="float" office:value="0" calcext:value-type="float">
            <text:p>0</text:p>
          </table:table-cell>
          <table:table-cell table:formula="of:=ROUND(200*IF([.I5]=[$RefSeats.$B$9];VLOOKUP([.I5]; [$RefSeats.$A$1:.$B$7];2;FALSE())+1;0))" office:value-type="float" office:value="0" calcext:value-type="float">
            <text:p>0</text:p>
          </table:table-cell>
          <table:table-cell table:formula="of:=ROUND(200*IF([.J5]=[$GrnSeats.$B$9];VLOOKUP([.J5]; [$GrnSeats.$A$1:.$B$7];2;FALSE())+1;0))" office:value-type="float" office:value="0" calcext:value-type="float">
            <text:p>0</text:p>
          </table:table-cell>
          <table:table-cell table:formula="of:=ROUND(200*IF([.K5]=[$Opposition.$B$9];VLOOKUP([.K5]; [$Opposition.$A$1:.$B$7];2;FALSE())+1;0))" office:value-type="float" office:value="0" calcext:value-type="float">
            <text:p>0</text:p>
          </table:table-cell>
          <table:table-cell table:formula="of:=ROUND(200*IF([.L5]=[$Clacton.$B$9];VLOOKUP([.L5]; [$Clacton.$A$1:.$B$7];2;FALSE())+1;0))" office:value-type="float" office:value="0" calcext:value-type="float">
            <text:p>0</text:p>
          </table:table-cell>
          <table:table-cell table:formula="of:=ROUND(200*IF([.M5]=[$Islington.$B$9];VLOOKUP([.M5]; [$Islington.$A$1:.$B$7];2;FALSE())+1;0))" office:value-type="float" office:value="0" calcext:value-type="float">
            <text:p>0</text:p>
          </table:table-cell>
          <table:table-cell table:formula="of:=ROUND(200*IF([.N5]=[$Rochdale.$B$9];VLOOKUP([.N5]; [$Rochdale.$A$1:.$B$7];2;FALSE())+1;0))" office:value-type="float" office:value="0" calcext:value-type="float">
            <text:p>0</text:p>
          </table:table-cell>
          <table:table-cell table:formula="of:=ROUND(200*IF([.O5]=[$Rugby.$B$9];VLOOKUP([.O5]; [$Rugby.$A$1:.$B$7];2;FALSE())+1;0))" office:value-type="float" office:value="0" calcext:value-type="float">
            <text:p>0</text:p>
          </table:table-cell>
          <table:table-cell table:formula="of:=ROUND(200*IF([.P5]=[$Kenilworth.$B$9];VLOOKUP([.P5]; [$Kenilworth.$A$1:.$B$7];2;FALSE())+1;0))" office:value-type="float" office:value="0" calcext:value-type="float">
            <text:p>0</text:p>
          </table:table-cell>
          <table:table-cell table:formula="of:=ROUND(200*IF([.Q5]=[$Richmond.$B$9];VLOOKUP([.Q5]; [$Richmond.$A$1:.$B$7];2;FALSE())+1;0))" office:value-type="float" office:value="0" calcext:value-type="float">
            <text:p>0</text:p>
          </table:table-cell>
          <table:table-cell table:formula="of:=ROUND(200*IF([.R5]=[$Basildon.$B$9];VLOOKUP([.R5]; [$Basildon.$A$1:.$B$7];2;FALSE())+1;0))" office:value-type="float" office:value="0" calcext:value-type="float">
            <text:p>0</text:p>
          </table:table-cell>
          <table:table-cell table:formula="of:=ROUND(200*IF([.S5]=[$Portsmouth.$B$9];VLOOKUP([.S5]; [$Portsmouth.$A$1:.$B$7];2;FALSE())+1;0))" office:value-type="float" office:value="0" calcext:value-type="float">
            <text:p>0</text:p>
          </table:table-cell>
          <table:table-cell table:formula="of:=ROUND(200*IF([.T5]=[$Godalming.$B$9];VLOOKUP([.T5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6:.AJ6])" office:value-type="float" office:value="0" calcext:value-type="float">
            <text:p>0</text:p>
          </table:table-cell>
          <table:table-cell table:formula="of:=SUM([.U6:.AA6])" office:value-type="float" office:value="0" calcext:value-type="float">
            <text:p>0</text:p>
          </table:table-cell>
          <table:table-cell table:formula="of:=SUM([.AB6:.AJ6])" office:value-type="float" office:value="0" calcext:value-type="float">
            <text:p>0</text:p>
          </table:table-cell>
          <table:table-cell table:number-columns-repeated="16"/>
          <table:table-cell table:formula="of:=ROUND(200*IF([.E6]=[$LabSeats.$B$9];VLOOKUP([.E6]; [$LabSeats.$A$1:.$B$7];2;FALSE())+1;0))" office:value-type="float" office:value="0" calcext:value-type="float">
            <text:p>0</text:p>
          </table:table-cell>
          <table:table-cell table:formula="of:=ROUND(200*IF([.F6]=[$ConSeats.$B$9];VLOOKUP([.F6]; [$ConSeats.$A$1:.$B$7];2;FALSE())+1;0))" office:value-type="float" office:value="0" calcext:value-type="float">
            <text:p>0</text:p>
          </table:table-cell>
          <table:table-cell table:formula="of:=ROUND(200*IF([.G6]=[$LibSeats.$B$9];VLOOKUP([.G6]; [$LibSeats.$A$1:.$B$7];2;FALSE())+1;0))" office:value-type="float" office:value="0" calcext:value-type="float">
            <text:p>0</text:p>
          </table:table-cell>
          <table:table-cell table:formula="of:=ROUND(200*IF([.H6]=[$SNPSeats.$B$9];VLOOKUP([.H6]; [$SNPSeats.$A$1:.$B$7];2;FALSE())+1;0))" office:value-type="float" office:value="0" calcext:value-type="float">
            <text:p>0</text:p>
          </table:table-cell>
          <table:table-cell table:formula="of:=ROUND(200*IF([.I6]=[$RefSeats.$B$9];VLOOKUP([.I6]; [$RefSeats.$A$1:.$B$7];2;FALSE())+1;0))" office:value-type="float" office:value="0" calcext:value-type="float">
            <text:p>0</text:p>
          </table:table-cell>
          <table:table-cell table:formula="of:=ROUND(200*IF([.J6]=[$GrnSeats.$B$9];VLOOKUP([.J6]; [$GrnSeats.$A$1:.$B$7];2;FALSE())+1;0))" office:value-type="float" office:value="0" calcext:value-type="float">
            <text:p>0</text:p>
          </table:table-cell>
          <table:table-cell table:formula="of:=ROUND(200*IF([.K6]=[$Opposition.$B$9];VLOOKUP([.K6]; [$Opposition.$A$1:.$B$7];2;FALSE())+1;0))" office:value-type="float" office:value="0" calcext:value-type="float">
            <text:p>0</text:p>
          </table:table-cell>
          <table:table-cell table:formula="of:=ROUND(200*IF([.L6]=[$Clacton.$B$9];VLOOKUP([.L6]; [$Clacton.$A$1:.$B$7];2;FALSE())+1;0))" office:value-type="float" office:value="0" calcext:value-type="float">
            <text:p>0</text:p>
          </table:table-cell>
          <table:table-cell table:formula="of:=ROUND(200*IF([.M6]=[$Islington.$B$9];VLOOKUP([.M6]; [$Islington.$A$1:.$B$7];2;FALSE())+1;0))" office:value-type="float" office:value="0" calcext:value-type="float">
            <text:p>0</text:p>
          </table:table-cell>
          <table:table-cell table:formula="of:=ROUND(200*IF([.N6]=[$Rochdale.$B$9];VLOOKUP([.N6]; [$Rochdale.$A$1:.$B$7];2;FALSE())+1;0))" office:value-type="float" office:value="0" calcext:value-type="float">
            <text:p>0</text:p>
          </table:table-cell>
          <table:table-cell table:formula="of:=ROUND(200*IF([.O6]=[$Rugby.$B$9];VLOOKUP([.O6]; [$Rugby.$A$1:.$B$7];2;FALSE())+1;0))" office:value-type="float" office:value="0" calcext:value-type="float">
            <text:p>0</text:p>
          </table:table-cell>
          <table:table-cell table:formula="of:=ROUND(200*IF([.P6]=[$Kenilworth.$B$9];VLOOKUP([.P6]; [$Kenilworth.$A$1:.$B$7];2;FALSE())+1;0))" office:value-type="float" office:value="0" calcext:value-type="float">
            <text:p>0</text:p>
          </table:table-cell>
          <table:table-cell table:formula="of:=ROUND(200*IF([.Q6]=[$Richmond.$B$9];VLOOKUP([.Q6]; [$Richmond.$A$1:.$B$7];2;FALSE())+1;0))" office:value-type="float" office:value="0" calcext:value-type="float">
            <text:p>0</text:p>
          </table:table-cell>
          <table:table-cell table:formula="of:=ROUND(200*IF([.R6]=[$Basildon.$B$9];VLOOKUP([.R6]; [$Basildon.$A$1:.$B$7];2;FALSE())+1;0))" office:value-type="float" office:value="0" calcext:value-type="float">
            <text:p>0</text:p>
          </table:table-cell>
          <table:table-cell table:formula="of:=ROUND(200*IF([.S6]=[$Portsmouth.$B$9];VLOOKUP([.S6]; [$Portsmouth.$A$1:.$B$7];2;FALSE())+1;0))" office:value-type="float" office:value="0" calcext:value-type="float">
            <text:p>0</text:p>
          </table:table-cell>
          <table:table-cell table:formula="of:=ROUND(200*IF([.T6]=[$Godalming.$B$9];VLOOKUP([.T6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7:.AJ7])" office:value-type="float" office:value="0" calcext:value-type="float">
            <text:p>0</text:p>
          </table:table-cell>
          <table:table-cell table:formula="of:=SUM([.U7:.AA7])" office:value-type="float" office:value="0" calcext:value-type="float">
            <text:p>0</text:p>
          </table:table-cell>
          <table:table-cell table:formula="of:=SUM([.AB7:.AJ7])" office:value-type="float" office:value="0" calcext:value-type="float">
            <text:p>0</text:p>
          </table:table-cell>
          <table:table-cell table:number-columns-repeated="16"/>
          <table:table-cell table:formula="of:=ROUND(200*IF([.E7]=[$LabSeats.$B$9];VLOOKUP([.E7]; [$LabSeats.$A$1:.$B$7];2;FALSE())+1;0))" office:value-type="float" office:value="0" calcext:value-type="float">
            <text:p>0</text:p>
          </table:table-cell>
          <table:table-cell table:formula="of:=ROUND(200*IF([.F7]=[$ConSeats.$B$9];VLOOKUP([.F7]; [$ConSeats.$A$1:.$B$7];2;FALSE())+1;0))" office:value-type="float" office:value="0" calcext:value-type="float">
            <text:p>0</text:p>
          </table:table-cell>
          <table:table-cell table:formula="of:=ROUND(200*IF([.G7]=[$LibSeats.$B$9];VLOOKUP([.G7]; [$LibSeats.$A$1:.$B$7];2;FALSE())+1;0))" office:value-type="float" office:value="0" calcext:value-type="float">
            <text:p>0</text:p>
          </table:table-cell>
          <table:table-cell table:formula="of:=ROUND(200*IF([.H7]=[$SNPSeats.$B$9];VLOOKUP([.H7]; [$SNPSeats.$A$1:.$B$7];2;FALSE())+1;0))" office:value-type="float" office:value="0" calcext:value-type="float">
            <text:p>0</text:p>
          </table:table-cell>
          <table:table-cell table:formula="of:=ROUND(200*IF([.I7]=[$RefSeats.$B$9];VLOOKUP([.I7]; [$RefSeats.$A$1:.$B$7];2;FALSE())+1;0))" office:value-type="float" office:value="0" calcext:value-type="float">
            <text:p>0</text:p>
          </table:table-cell>
          <table:table-cell table:formula="of:=ROUND(200*IF([.J7]=[$GrnSeats.$B$9];VLOOKUP([.J7]; [$GrnSeats.$A$1:.$B$7];2;FALSE())+1;0))" office:value-type="float" office:value="0" calcext:value-type="float">
            <text:p>0</text:p>
          </table:table-cell>
          <table:table-cell table:formula="of:=ROUND(200*IF([.K7]=[$Opposition.$B$9];VLOOKUP([.K7]; [$Opposition.$A$1:.$B$7];2;FALSE())+1;0))" office:value-type="float" office:value="0" calcext:value-type="float">
            <text:p>0</text:p>
          </table:table-cell>
          <table:table-cell table:formula="of:=ROUND(200*IF([.L7]=[$Clacton.$B$9];VLOOKUP([.L7]; [$Clacton.$A$1:.$B$7];2;FALSE())+1;0))" office:value-type="float" office:value="0" calcext:value-type="float">
            <text:p>0</text:p>
          </table:table-cell>
          <table:table-cell table:formula="of:=ROUND(200*IF([.M7]=[$Islington.$B$9];VLOOKUP([.M7]; [$Islington.$A$1:.$B$7];2;FALSE())+1;0))" office:value-type="float" office:value="0" calcext:value-type="float">
            <text:p>0</text:p>
          </table:table-cell>
          <table:table-cell table:formula="of:=ROUND(200*IF([.N7]=[$Rochdale.$B$9];VLOOKUP([.N7]; [$Rochdale.$A$1:.$B$7];2;FALSE())+1;0))" office:value-type="float" office:value="0" calcext:value-type="float">
            <text:p>0</text:p>
          </table:table-cell>
          <table:table-cell table:formula="of:=ROUND(200*IF([.O7]=[$Rugby.$B$9];VLOOKUP([.O7]; [$Rugby.$A$1:.$B$7];2;FALSE())+1;0))" office:value-type="float" office:value="0" calcext:value-type="float">
            <text:p>0</text:p>
          </table:table-cell>
          <table:table-cell table:formula="of:=ROUND(200*IF([.P7]=[$Kenilworth.$B$9];VLOOKUP([.P7]; [$Kenilworth.$A$1:.$B$7];2;FALSE())+1;0))" office:value-type="float" office:value="0" calcext:value-type="float">
            <text:p>0</text:p>
          </table:table-cell>
          <table:table-cell table:formula="of:=ROUND(200*IF([.Q7]=[$Richmond.$B$9];VLOOKUP([.Q7]; [$Richmond.$A$1:.$B$7];2;FALSE())+1;0))" office:value-type="float" office:value="0" calcext:value-type="float">
            <text:p>0</text:p>
          </table:table-cell>
          <table:table-cell table:formula="of:=ROUND(200*IF([.R7]=[$Basildon.$B$9];VLOOKUP([.R7]; [$Basildon.$A$1:.$B$7];2;FALSE())+1;0))" office:value-type="float" office:value="0" calcext:value-type="float">
            <text:p>0</text:p>
          </table:table-cell>
          <table:table-cell table:formula="of:=ROUND(200*IF([.S7]=[$Portsmouth.$B$9];VLOOKUP([.S7]; [$Portsmouth.$A$1:.$B$7];2;FALSE())+1;0))" office:value-type="float" office:value="0" calcext:value-type="float">
            <text:p>0</text:p>
          </table:table-cell>
          <table:table-cell table:formula="of:=ROUND(200*IF([.T7]=[$Godalming.$B$9];VLOOKUP([.T7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8:.AJ8])" office:value-type="float" office:value="0" calcext:value-type="float">
            <text:p>0</text:p>
          </table:table-cell>
          <table:table-cell table:formula="of:=SUM([.U8:.AA8])" office:value-type="float" office:value="0" calcext:value-type="float">
            <text:p>0</text:p>
          </table:table-cell>
          <table:table-cell table:formula="of:=SUM([.AB8:.AJ8])" office:value-type="float" office:value="0" calcext:value-type="float">
            <text:p>0</text:p>
          </table:table-cell>
          <table:table-cell table:number-columns-repeated="16"/>
          <table:table-cell table:formula="of:=ROUND(200*IF([.E8]=[$LabSeats.$B$9];VLOOKUP([.E8]; [$LabSeats.$A$1:.$B$7];2;FALSE())+1;0))" office:value-type="float" office:value="0" calcext:value-type="float">
            <text:p>0</text:p>
          </table:table-cell>
          <table:table-cell table:formula="of:=ROUND(200*IF([.F8]=[$ConSeats.$B$9];VLOOKUP([.F8]; [$ConSeats.$A$1:.$B$7];2;FALSE())+1;0))" office:value-type="float" office:value="0" calcext:value-type="float">
            <text:p>0</text:p>
          </table:table-cell>
          <table:table-cell table:formula="of:=ROUND(200*IF([.G8]=[$LibSeats.$B$9];VLOOKUP([.G8]; [$LibSeats.$A$1:.$B$7];2;FALSE())+1;0))" office:value-type="float" office:value="0" calcext:value-type="float">
            <text:p>0</text:p>
          </table:table-cell>
          <table:table-cell table:formula="of:=ROUND(200*IF([.H8]=[$SNPSeats.$B$9];VLOOKUP([.H8]; [$SNPSeats.$A$1:.$B$7];2;FALSE())+1;0))" office:value-type="float" office:value="0" calcext:value-type="float">
            <text:p>0</text:p>
          </table:table-cell>
          <table:table-cell table:formula="of:=ROUND(200*IF([.I8]=[$RefSeats.$B$9];VLOOKUP([.I8]; [$RefSeats.$A$1:.$B$7];2;FALSE())+1;0))" office:value-type="float" office:value="0" calcext:value-type="float">
            <text:p>0</text:p>
          </table:table-cell>
          <table:table-cell table:formula="of:=ROUND(200*IF([.J8]=[$GrnSeats.$B$9];VLOOKUP([.J8]; [$GrnSeats.$A$1:.$B$7];2;FALSE())+1;0))" office:value-type="float" office:value="0" calcext:value-type="float">
            <text:p>0</text:p>
          </table:table-cell>
          <table:table-cell table:formula="of:=ROUND(200*IF([.K8]=[$Opposition.$B$9];VLOOKUP([.K8]; [$Opposition.$A$1:.$B$7];2;FALSE())+1;0))" office:value-type="float" office:value="0" calcext:value-type="float">
            <text:p>0</text:p>
          </table:table-cell>
          <table:table-cell table:formula="of:=ROUND(200*IF([.L8]=[$Clacton.$B$9];VLOOKUP([.L8]; [$Clacton.$A$1:.$B$7];2;FALSE())+1;0))" office:value-type="float" office:value="0" calcext:value-type="float">
            <text:p>0</text:p>
          </table:table-cell>
          <table:table-cell table:formula="of:=ROUND(200*IF([.M8]=[$Islington.$B$9];VLOOKUP([.M8]; [$Islington.$A$1:.$B$7];2;FALSE())+1;0))" office:value-type="float" office:value="0" calcext:value-type="float">
            <text:p>0</text:p>
          </table:table-cell>
          <table:table-cell table:formula="of:=ROUND(200*IF([.N8]=[$Rochdale.$B$9];VLOOKUP([.N8]; [$Rochdale.$A$1:.$B$7];2;FALSE())+1;0))" office:value-type="float" office:value="0" calcext:value-type="float">
            <text:p>0</text:p>
          </table:table-cell>
          <table:table-cell table:formula="of:=ROUND(200*IF([.O8]=[$Rugby.$B$9];VLOOKUP([.O8]; [$Rugby.$A$1:.$B$7];2;FALSE())+1;0))" office:value-type="float" office:value="0" calcext:value-type="float">
            <text:p>0</text:p>
          </table:table-cell>
          <table:table-cell table:formula="of:=ROUND(200*IF([.P8]=[$Kenilworth.$B$9];VLOOKUP([.P8]; [$Kenilworth.$A$1:.$B$7];2;FALSE())+1;0))" office:value-type="float" office:value="0" calcext:value-type="float">
            <text:p>0</text:p>
          </table:table-cell>
          <table:table-cell table:formula="of:=ROUND(200*IF([.Q8]=[$Richmond.$B$9];VLOOKUP([.Q8]; [$Richmond.$A$1:.$B$7];2;FALSE())+1;0))" office:value-type="float" office:value="0" calcext:value-type="float">
            <text:p>0</text:p>
          </table:table-cell>
          <table:table-cell table:formula="of:=ROUND(200*IF([.R8]=[$Basildon.$B$9];VLOOKUP([.R8]; [$Basildon.$A$1:.$B$7];2;FALSE())+1;0))" office:value-type="float" office:value="0" calcext:value-type="float">
            <text:p>0</text:p>
          </table:table-cell>
          <table:table-cell table:formula="of:=ROUND(200*IF([.S8]=[$Portsmouth.$B$9];VLOOKUP([.S8]; [$Portsmouth.$A$1:.$B$7];2;FALSE())+1;0))" office:value-type="float" office:value="0" calcext:value-type="float">
            <text:p>0</text:p>
          </table:table-cell>
          <table:table-cell table:formula="of:=ROUND(200*IF([.T8]=[$Godalming.$B$9];VLOOKUP([.T8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9:.AJ9])" office:value-type="float" office:value="0" calcext:value-type="float">
            <text:p>0</text:p>
          </table:table-cell>
          <table:table-cell table:formula="of:=SUM([.U9:.AA9])" office:value-type="float" office:value="0" calcext:value-type="float">
            <text:p>0</text:p>
          </table:table-cell>
          <table:table-cell table:formula="of:=SUM([.AB9:.AJ9])" office:value-type="float" office:value="0" calcext:value-type="float">
            <text:p>0</text:p>
          </table:table-cell>
          <table:table-cell table:number-columns-repeated="16"/>
          <table:table-cell table:formula="of:=ROUND(200*IF([.E9]=[$LabSeats.$B$9];VLOOKUP([.E9]; [$LabSeats.$A$1:.$B$7];2;FALSE())+1;0))" office:value-type="float" office:value="0" calcext:value-type="float">
            <text:p>0</text:p>
          </table:table-cell>
          <table:table-cell table:formula="of:=ROUND(200*IF([.F9]=[$ConSeats.$B$9];VLOOKUP([.F9]; [$ConSeats.$A$1:.$B$7];2;FALSE())+1;0))" office:value-type="float" office:value="0" calcext:value-type="float">
            <text:p>0</text:p>
          </table:table-cell>
          <table:table-cell table:formula="of:=ROUND(200*IF([.G9]=[$LibSeats.$B$9];VLOOKUP([.G9]; [$LibSeats.$A$1:.$B$7];2;FALSE())+1;0))" office:value-type="float" office:value="0" calcext:value-type="float">
            <text:p>0</text:p>
          </table:table-cell>
          <table:table-cell table:formula="of:=ROUND(200*IF([.H9]=[$SNPSeats.$B$9];VLOOKUP([.H9]; [$SNPSeats.$A$1:.$B$7];2;FALSE())+1;0))" office:value-type="float" office:value="0" calcext:value-type="float">
            <text:p>0</text:p>
          </table:table-cell>
          <table:table-cell table:formula="of:=ROUND(200*IF([.I9]=[$RefSeats.$B$9];VLOOKUP([.I9]; [$RefSeats.$A$1:.$B$7];2;FALSE())+1;0))" office:value-type="float" office:value="0" calcext:value-type="float">
            <text:p>0</text:p>
          </table:table-cell>
          <table:table-cell table:formula="of:=ROUND(200*IF([.J9]=[$GrnSeats.$B$9];VLOOKUP([.J9]; [$GrnSeats.$A$1:.$B$7];2;FALSE())+1;0))" office:value-type="float" office:value="0" calcext:value-type="float">
            <text:p>0</text:p>
          </table:table-cell>
          <table:table-cell table:formula="of:=ROUND(200*IF([.K9]=[$Opposition.$B$9];VLOOKUP([.K9]; [$Opposition.$A$1:.$B$7];2;FALSE())+1;0))" office:value-type="float" office:value="0" calcext:value-type="float">
            <text:p>0</text:p>
          </table:table-cell>
          <table:table-cell table:formula="of:=ROUND(200*IF([.L9]=[$Clacton.$B$9];VLOOKUP([.L9]; [$Clacton.$A$1:.$B$7];2;FALSE())+1;0))" office:value-type="float" office:value="0" calcext:value-type="float">
            <text:p>0</text:p>
          </table:table-cell>
          <table:table-cell table:formula="of:=ROUND(200*IF([.M9]=[$Islington.$B$9];VLOOKUP([.M9]; [$Islington.$A$1:.$B$7];2;FALSE())+1;0))" office:value-type="float" office:value="0" calcext:value-type="float">
            <text:p>0</text:p>
          </table:table-cell>
          <table:table-cell table:formula="of:=ROUND(200*IF([.N9]=[$Rochdale.$B$9];VLOOKUP([.N9]; [$Rochdale.$A$1:.$B$7];2;FALSE())+1;0))" office:value-type="float" office:value="0" calcext:value-type="float">
            <text:p>0</text:p>
          </table:table-cell>
          <table:table-cell table:formula="of:=ROUND(200*IF([.O9]=[$Rugby.$B$9];VLOOKUP([.O9]; [$Rugby.$A$1:.$B$7];2;FALSE())+1;0))" office:value-type="float" office:value="0" calcext:value-type="float">
            <text:p>0</text:p>
          </table:table-cell>
          <table:table-cell table:formula="of:=ROUND(200*IF([.P9]=[$Kenilworth.$B$9];VLOOKUP([.P9]; [$Kenilworth.$A$1:.$B$7];2;FALSE())+1;0))" office:value-type="float" office:value="0" calcext:value-type="float">
            <text:p>0</text:p>
          </table:table-cell>
          <table:table-cell table:formula="of:=ROUND(200*IF([.Q9]=[$Richmond.$B$9];VLOOKUP([.Q9]; [$Richmond.$A$1:.$B$7];2;FALSE())+1;0))" office:value-type="float" office:value="0" calcext:value-type="float">
            <text:p>0</text:p>
          </table:table-cell>
          <table:table-cell table:formula="of:=ROUND(200*IF([.R9]=[$Basildon.$B$9];VLOOKUP([.R9]; [$Basildon.$A$1:.$B$7];2;FALSE())+1;0))" office:value-type="float" office:value="0" calcext:value-type="float">
            <text:p>0</text:p>
          </table:table-cell>
          <table:table-cell table:formula="of:=ROUND(200*IF([.S9]=[$Portsmouth.$B$9];VLOOKUP([.S9]; [$Portsmouth.$A$1:.$B$7];2;FALSE())+1;0))" office:value-type="float" office:value="0" calcext:value-type="float">
            <text:p>0</text:p>
          </table:table-cell>
          <table:table-cell table:formula="of:=ROUND(200*IF([.T9]=[$Godalming.$B$9];VLOOKUP([.T9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10:.AJ10])" office:value-type="float" office:value="0" calcext:value-type="float">
            <text:p>0</text:p>
          </table:table-cell>
          <table:table-cell table:formula="of:=SUM([.U10:.AA10])" office:value-type="float" office:value="0" calcext:value-type="float">
            <text:p>0</text:p>
          </table:table-cell>
          <table:table-cell table:formula="of:=SUM([.AB10:.AJ10])" office:value-type="float" office:value="0" calcext:value-type="float">
            <text:p>0</text:p>
          </table:table-cell>
          <table:table-cell table:number-columns-repeated="16"/>
          <table:table-cell table:formula="of:=ROUND(200*IF([.E10]=[$LabSeats.$B$9];VLOOKUP([.E10]; [$LabSeats.$A$1:.$B$7];2;FALSE())+1;0))" office:value-type="float" office:value="0" calcext:value-type="float">
            <text:p>0</text:p>
          </table:table-cell>
          <table:table-cell table:formula="of:=ROUND(200*IF([.F10]=[$ConSeats.$B$9];VLOOKUP([.F10]; [$ConSeats.$A$1:.$B$7];2;FALSE())+1;0))" office:value-type="float" office:value="0" calcext:value-type="float">
            <text:p>0</text:p>
          </table:table-cell>
          <table:table-cell table:formula="of:=ROUND(200*IF([.G10]=[$LibSeats.$B$9];VLOOKUP([.G10]; [$LibSeats.$A$1:.$B$7];2;FALSE())+1;0))" office:value-type="float" office:value="0" calcext:value-type="float">
            <text:p>0</text:p>
          </table:table-cell>
          <table:table-cell table:formula="of:=ROUND(200*IF([.H10]=[$SNPSeats.$B$9];VLOOKUP([.H10]; [$SNPSeats.$A$1:.$B$7];2;FALSE())+1;0))" office:value-type="float" office:value="0" calcext:value-type="float">
            <text:p>0</text:p>
          </table:table-cell>
          <table:table-cell table:formula="of:=ROUND(200*IF([.I10]=[$RefSeats.$B$9];VLOOKUP([.I10]; [$RefSeats.$A$1:.$B$7];2;FALSE())+1;0))" office:value-type="float" office:value="0" calcext:value-type="float">
            <text:p>0</text:p>
          </table:table-cell>
          <table:table-cell table:formula="of:=ROUND(200*IF([.J10]=[$GrnSeats.$B$9];VLOOKUP([.J10]; [$GrnSeats.$A$1:.$B$7];2;FALSE())+1;0))" office:value-type="float" office:value="0" calcext:value-type="float">
            <text:p>0</text:p>
          </table:table-cell>
          <table:table-cell table:formula="of:=ROUND(200*IF([.K10]=[$Opposition.$B$9];VLOOKUP([.K10]; [$Opposition.$A$1:.$B$7];2;FALSE())+1;0))" office:value-type="float" office:value="0" calcext:value-type="float">
            <text:p>0</text:p>
          </table:table-cell>
          <table:table-cell table:formula="of:=ROUND(200*IF([.L10]=[$Clacton.$B$9];VLOOKUP([.L10]; [$Clacton.$A$1:.$B$7];2;FALSE())+1;0))" office:value-type="float" office:value="0" calcext:value-type="float">
            <text:p>0</text:p>
          </table:table-cell>
          <table:table-cell table:formula="of:=ROUND(200*IF([.M10]=[$Islington.$B$9];VLOOKUP([.M10]; [$Islington.$A$1:.$B$7];2;FALSE())+1;0))" office:value-type="float" office:value="0" calcext:value-type="float">
            <text:p>0</text:p>
          </table:table-cell>
          <table:table-cell table:formula="of:=ROUND(200*IF([.N10]=[$Rochdale.$B$9];VLOOKUP([.N10]; [$Rochdale.$A$1:.$B$7];2;FALSE())+1;0))" office:value-type="float" office:value="0" calcext:value-type="float">
            <text:p>0</text:p>
          </table:table-cell>
          <table:table-cell table:formula="of:=ROUND(200*IF([.O10]=[$Rugby.$B$9];VLOOKUP([.O10]; [$Rugby.$A$1:.$B$7];2;FALSE())+1;0))" office:value-type="float" office:value="0" calcext:value-type="float">
            <text:p>0</text:p>
          </table:table-cell>
          <table:table-cell table:formula="of:=ROUND(200*IF([.P10]=[$Kenilworth.$B$9];VLOOKUP([.P10]; [$Kenilworth.$A$1:.$B$7];2;FALSE())+1;0))" office:value-type="float" office:value="0" calcext:value-type="float">
            <text:p>0</text:p>
          </table:table-cell>
          <table:table-cell table:formula="of:=ROUND(200*IF([.Q10]=[$Richmond.$B$9];VLOOKUP([.Q10]; [$Richmond.$A$1:.$B$7];2;FALSE())+1;0))" office:value-type="float" office:value="0" calcext:value-type="float">
            <text:p>0</text:p>
          </table:table-cell>
          <table:table-cell table:formula="of:=ROUND(200*IF([.R10]=[$Basildon.$B$9];VLOOKUP([.R10]; [$Basildon.$A$1:.$B$7];2;FALSE())+1;0))" office:value-type="float" office:value="0" calcext:value-type="float">
            <text:p>0</text:p>
          </table:table-cell>
          <table:table-cell table:formula="of:=ROUND(200*IF([.S10]=[$Portsmouth.$B$9];VLOOKUP([.S10]; [$Portsmouth.$A$1:.$B$7];2;FALSE())+1;0))" office:value-type="float" office:value="0" calcext:value-type="float">
            <text:p>0</text:p>
          </table:table-cell>
          <table:table-cell table:formula="of:=ROUND(200*IF([.T10]=[$Godalming.$B$9];VLOOKUP([.T10]; [$Godalming.$A$1:.$B$7];2;FALSE())+1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U11:.AJ11])" office:value-type="float" office:value="0" calcext:value-type="float">
            <text:p>0</text:p>
          </table:table-cell>
          <table:table-cell table:formula="of:=SUM([.U11:.AA11])" office:value-type="float" office:value="0" calcext:value-type="float">
            <text:p>0</text:p>
          </table:table-cell>
          <table:table-cell table:formula="of:=SUM([.AB11:.AJ11])" office:value-type="float" office:value="0" calcext:value-type="float">
            <text:p>0</text:p>
          </table:table-cell>
          <table:table-cell table:number-columns-repeated="16"/>
          <table:table-cell table:formula="of:=ROUND(200*IF([.E11]=[$LabSeats.$B$9];VLOOKUP([.E11]; [$LabSeats.$A$1:.$B$7];2;FALSE())+1;0))" office:value-type="float" office:value="0" calcext:value-type="float">
            <text:p>0</text:p>
          </table:table-cell>
          <table:table-cell table:formula="of:=ROUND(200*IF([.F11]=[$ConSeats.$B$9];VLOOKUP([.F11]; [$ConSeats.$A$1:.$B$7];2;FALSE())+1;0))" office:value-type="float" office:value="0" calcext:value-type="float">
            <text:p>0</text:p>
          </table:table-cell>
          <table:table-cell table:formula="of:=ROUND(200*IF([.G11]=[$LibSeats.$B$9];VLOOKUP([.G11]; [$LibSeats.$A$1:.$B$7];2;FALSE())+1;0))" office:value-type="float" office:value="0" calcext:value-type="float">
            <text:p>0</text:p>
          </table:table-cell>
          <table:table-cell table:formula="of:=ROUND(200*IF([.H11]=[$SNPSeats.$B$9];VLOOKUP([.H11]; [$SNPSeats.$A$1:.$B$7];2;FALSE())+1;0))" office:value-type="float" office:value="0" calcext:value-type="float">
            <text:p>0</text:p>
          </table:table-cell>
          <table:table-cell table:formula="of:=ROUND(200*IF([.I11]=[$RefSeats.$B$9];VLOOKUP([.I11]; [$RefSeats.$A$1:.$B$7];2;FALSE())+1;0))" office:value-type="float" office:value="0" calcext:value-type="float">
            <text:p>0</text:p>
          </table:table-cell>
          <table:table-cell table:formula="of:=ROUND(200*IF([.J11]=[$GrnSeats.$B$9];VLOOKUP([.J11]; [$GrnSeats.$A$1:.$B$7];2;FALSE())+1;0))" office:value-type="float" office:value="0" calcext:value-type="float">
            <text:p>0</text:p>
          </table:table-cell>
          <table:table-cell table:formula="of:=ROUND(200*IF([.K11]=[$Opposition.$B$9];VLOOKUP([.K11]; [$Opposition.$A$1:.$B$7];2;FALSE())+1;0))" office:value-type="float" office:value="0" calcext:value-type="float">
            <text:p>0</text:p>
          </table:table-cell>
          <table:table-cell table:formula="of:=ROUND(200*IF([.L11]=[$Clacton.$B$9];VLOOKUP([.L11]; [$Clacton.$A$1:.$B$7];2;FALSE())+1;0))" office:value-type="float" office:value="0" calcext:value-type="float">
            <text:p>0</text:p>
          </table:table-cell>
          <table:table-cell table:formula="of:=ROUND(200*IF([.M11]=[$Islington.$B$9];VLOOKUP([.M11]; [$Islington.$A$1:.$B$7];2;FALSE())+1;0))" office:value-type="float" office:value="0" calcext:value-type="float">
            <text:p>0</text:p>
          </table:table-cell>
          <table:table-cell table:formula="of:=ROUND(200*IF([.N11]=[$Rochdale.$B$9];VLOOKUP([.N11]; [$Rochdale.$A$1:.$B$7];2;FALSE())+1;0))" office:value-type="float" office:value="0" calcext:value-type="float">
            <text:p>0</text:p>
          </table:table-cell>
          <table:table-cell table:formula="of:=ROUND(200*IF([.O11]=[$Rugby.$B$9];VLOOKUP([.O11]; [$Rugby.$A$1:.$B$7];2;FALSE())+1;0))" office:value-type="float" office:value="0" calcext:value-type="float">
            <text:p>0</text:p>
          </table:table-cell>
          <table:table-cell table:formula="of:=ROUND(200*IF([.P11]=[$Kenilworth.$B$9];VLOOKUP([.P11]; [$Kenilworth.$A$1:.$B$7];2;FALSE())+1;0))" office:value-type="float" office:value="0" calcext:value-type="float">
            <text:p>0</text:p>
          </table:table-cell>
          <table:table-cell table:formula="of:=ROUND(200*IF([.Q11]=[$Richmond.$B$9];VLOOKUP([.Q11]; [$Richmond.$A$1:.$B$7];2;FALSE())+1;0))" office:value-type="float" office:value="0" calcext:value-type="float">
            <text:p>0</text:p>
          </table:table-cell>
          <table:table-cell table:formula="of:=ROUND(200*IF([.R11]=[$Basildon.$B$9];VLOOKUP([.R11]; [$Basildon.$A$1:.$B$7];2;FALSE())+1;0))" office:value-type="float" office:value="0" calcext:value-type="float">
            <text:p>0</text:p>
          </table:table-cell>
          <table:table-cell table:formula="of:=ROUND(200*IF([.S11]=[$Portsmouth.$B$9];VLOOKUP([.S11]; [$Portsmouth.$A$1:.$B$7];2;FALSE())+1;0))" office:value-type="float" office:value="0" calcext:value-type="float">
            <text:p>0</text:p>
          </table:table-cell>
          <table:table-cell table:formula="of:=ROUND(200*IF([.T11]=[$Godalming.$B$9];VLOOKUP([.T11]; [$Godalming.$A$1:.$B$7];2;FALSE())+1;0))" office:value-type="float" office:value="0" calcext:value-type="float">
            <text:p>0</text:p>
          </table:table-cell>
        </table:table-row>
      </table:table>
      <table:table table:name="Lab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bour Seats</text:p>
          </table:table-cell>
          <table:table-cell/>
          <table:table-cell office:value-type="string" calcext:value-type="string">
            <text:p>https://www.oddschecker.com/politics/british-politics/labour-party-seats</text:p>
          </table:table-cell>
          <table:table-cell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150" calcext:value-type="float">
            <text:p>150</text:p>
          </table:table-cell>
          <table:table-cell table:formula="of:=ROUND(200*[.B2])+[.$D$9]" office:value-type="float" office:value="30200" calcext:value-type="float">
            <text:p>30200</text:p>
          </table:table-cell>
          <table:table-cell/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66" calcext:value-type="float">
            <text:p>66</text:p>
          </table:table-cell>
          <table:table-cell table:formula="of:=ROUND(200*[.B3])+[.$D$9]" office:value-type="float" office:value="13400" calcext:value-type="float">
            <text:p>13400</text:p>
          </table:table-cell>
          <table:table-cell/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0" calcext:value-type="float">
            <text:p>20</text:p>
          </table:table-cell>
          <table:table-cell table:formula="of:=ROUND(200*[.B4])+[.$D$9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350-399</text:p>
          </table:table-cell>
          <table:table-cell office:value-type="float" office:value="6" calcext:value-type="float">
            <text:p>6</text:p>
          </table:table-cell>
          <table:table-cell table:formula="of:=ROUND(200*[.B5])+[.$D$9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400-449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6])+[.$D$9]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450-499</text:p>
          </table:table-cell>
          <table:table-cell table:formula="of:=5/4" office:value-type="float" office:value="1.25" calcext:value-type="float">
            <text:p>1.25</text:p>
          </table:table-cell>
          <table:table-cell table:formula="of:=ROUND(200*[.B7])+[.$D$9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500 or more</text:p>
          </table:table-cell>
          <table:table-cell office:value-type="float" office:value="16" calcext:value-type="float">
            <text:p>16</text:p>
          </table:table-cell>
          <table:table-cell table:formula="of:=ROUND(200*[.B8])+[.$D$9]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Con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  <table:table-cell/>
        </table:table-row>
        <table:table-row table:style-name="ro1">
          <table:table-cell office:value-type="string" calcext:value-type="string">
            <text:p>0-49</text:p>
          </table:table-cell>
          <table:table-cell office:value-type="float" office:value="7" calcext:value-type="float">
            <text:p>7</text:p>
          </table:table-cell>
          <table:table-cell table:formula="of:=ROUND(200*[.B2])+[.$D$9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50-99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3])+[.$D$9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100-149</text:p>
          </table:table-cell>
          <table:table-cell table:formula="of:=5/2" office:value-type="float" office:value="2.5" calcext:value-type="float">
            <text:p>2.5</text:p>
          </table:table-cell>
          <table:table-cell table:formula="of:=ROUND(200*[.B4])+[.$D$9]"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150-199</text:p>
          </table:table-cell>
          <table:table-cell office:value-type="float" office:value="7" calcext:value-type="float">
            <text:p>7</text:p>
          </table:table-cell>
          <table:table-cell table:formula="of:=ROUND(200*[.B5])+[.$D$9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33" calcext:value-type="float">
            <text:p>33</text:p>
          </table:table-cell>
          <table:table-cell table:formula="of:=ROUND(200*[.B6])+[.$D$9]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80" calcext:value-type="float">
            <text:p>80</text:p>
          </table:table-cell>
          <table:table-cell table:formula="of:=ROUND(200*[.B7])+[.$D$9]" office:value-type="float" office:value="16200" calcext:value-type="float">
            <text:p>16200</text:p>
          </table:table-cell>
          <table:table-cell/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50" calcext:value-type="float">
            <text:p>250</text:p>
          </table:table-cell>
          <table:table-cell table:formula="of:=ROUND(200*[.B8])+[.$D$9]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Lib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beral Democrat Seats</text:p>
          </table:table-cell>
          <table:table-cell/>
          <table:table-cell office:value-type="string" calcext:value-type="string">
            <text:p>https://www.oddschecker.com/politics/british-politics/next-uk-general-election/liberal-democrats-seats-over-under</text:p>
          </table:table-cell>
          <table:table-cell/>
        </table:table-row>
        <table:table-row table:style-name="ro1">
          <table:table-cell office:value-type="string" calcext:value-type="string">
            <text:p>0-59</text:p>
          </table:table-cell>
          <table:table-cell office:value-type="float" office:value="1" calcext:value-type="float">
            <text:p>1</text:p>
          </table:table-cell>
          <table:table-cell table:formula="of:=ROUND(200*[.B2])+IF([.B2]&gt;0;[.$D$9];0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60 or more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3])+IF([.B3]&gt;0;[.$D$9];0)" office:value-type="float" office:value="420" calcext:value-type="float">
            <text:p>420</text:p>
          </table:table-cell>
          <table:table-cell/>
        </table:table-row>
        <table:table-row table:style-name="ro1">
          <table:table-cell table:number-columns-repeated="2"/>
          <table:table-cell table:formula="of:=ROUND(200*[.B4])+IF([.B4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5])+IF([.B5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SNP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NP Seats</text:p>
          </table:table-cell>
          <table:table-cell/>
          <table:table-cell office:value-type="string" calcext:value-type="string">
            <text:p>https://www.oddschecker.com/politics/british-politics/snp-seats-over-under</text:p>
          </table:table-cell>
          <table:table-cell/>
        </table:table-row>
        <table:table-row table:style-name="ro1">
          <table:table-cell office:value-type="string" calcext:value-type="string">
            <text:p>0-20</text:p>
          </table:table-cell>
          <table:table-cell table:formula="of:=6/5" office:value-type="float" office:value="1.2" calcext:value-type="float">
            <text:p>1.2</text:p>
          </table:table-cell>
          <table:table-cell table:formula="of:=ROUND(200*[.B2])+IF([.B2]&gt;0;[.$D$9];0)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21 or more</text:p>
          </table:table-cell>
          <table:table-cell table:formula="of:=4/5" office:value-type="float" office:value="0.8" calcext:value-type="float">
            <text:p>0.8</text:p>
          </table:table-cell>
          <table:table-cell table:formula="of:=ROUND(200*[.B3])+IF([.B3]&gt;0;[.$D$9];0)" office:value-type="float" office:value="360" calcext:value-type="float">
            <text:p>360</text:p>
          </table:table-cell>
          <table:table-cell/>
        </table:table-row>
        <table:table-row table:style-name="ro1">
          <table:table-cell table:number-columns-repeated="2"/>
          <table:table-cell table:formula="of:=ROUND(200*[.B4])+IF([.B4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5])+IF([.B5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ef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form Seats</text:p>
          </table:table-cell>
          <table:table-cell/>
          <table:table-cell office:value-type="string" calcext:value-type="string">
            <text:p>https://www.oddschecker.com/politics/british-politics/reform-party-sea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200*[.B2])+IF([.B2]&gt;0;[.$D$9];0)" office:value-type="float" office:value="2200" calcext:value-type="float">
            <text:p>2200</text:p>
          </table:table-cell>
          <table:table-cell/>
        </table:table-row>
        <table:table-row table:style-name="ro1">
          <table:table-cell table:style-name="ce2" office:value-type="string" calcext:value-type="string">
            <text:p>1to2</text:p>
          </table:table-cell>
          <table:table-cell office:value-type="float" office:value="2" calcext:value-type="float">
            <text:p>2</text:p>
          </table:table-cell>
          <table:table-cell table:formula="of:=ROUND(200*[.B3])+IF([.B3]&gt;0;[.$D$9];0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3to4</text:p>
          </table:table-cell>
          <table:table-cell table:formula="of:=11/2" office:value-type="float" office:value="5.5" calcext:value-type="float">
            <text:p>5.5</text:p>
          </table:table-cell>
          <table:table-cell table:formula="of:=ROUND(200*[.B4])+IF([.B4]&gt;0;[.$D$9];0)"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string" calcext:value-type="string">
            <text:p>5to6</text:p>
          </table:table-cell>
          <table:table-cell office:value-type="float" office:value="6" calcext:value-type="float">
            <text:p>6</text:p>
          </table:table-cell>
          <table:table-cell table:formula="of:=ROUND(200*[.B5])+IF([.B5]&gt;0;[.$D$9];0)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7 or more</text:p>
          </table:table-cell>
          <table:table-cell table:formula="of:=15/8" office:value-type="float" office:value="1.875" calcext:value-type="float">
            <text:p>1.875</text:p>
          </table:table-cell>
          <table:table-cell table:formula="of:=ROUND(200*[.B6])+IF([.B6]&gt;0;[.$D$9];0)" office:value-type="float" office:value="575" calcext:value-type="float">
            <text:p>575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GrnSea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reen Seats</text:p>
          </table:table-cell>
          <table:table-cell/>
          <table:table-cell office:value-type="string" calcext:value-type="string">
            <text:p>https://www.oddschecker.com/politics/british-politics/green-party-sea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200*[.B2])+IF([.B2]&gt;0;[.$D$9];0)"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200*[.B3])+IF([.B3]&gt;0;[.$D$9];0)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2 or more</text:p>
          </table:table-cell>
          <table:table-cell table:formula="of:=2/5" office:value-type="float" office:value="0.4" calcext:value-type="float">
            <text:p>0.4</text:p>
          </table:table-cell>
          <table:table-cell table:formula="of:=ROUND(200*[.B4])+IF([.B4]&gt;0;[.$D$9];0)" office:value-type="float" office:value="280" calcext:value-type="float">
            <text:p>280</text:p>
          </table:table-cell>
          <table:table-cell/>
        </table:table-row>
        <table:table-row table:style-name="ro1">
          <table:table-cell table:number-columns-repeated="2"/>
          <table:table-cell table:formula="of:=ROUND(200*[.B5])+IF([.B5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Opposition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st Seats Not Labour</text:p>
          </table:table-cell>
          <table:table-cell office:value-type="string" calcext:value-type="string">
            <text:p>https://www.oddschecker.com/politics/british-politics/next-uk-general-election/most-seats-without-lab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8" calcext:value-type="float">
            <text:p>28</text:p>
          </table:table-cell>
          <table:table-cell table:formula="of:=ROUND(200*[.B2])+IF([.B2]&gt;0;[.$D$9];0)" office:value-type="float" office:value="5800" calcext:value-type="float">
            <text:p>5800</text:p>
          </table:table-cell>
          <table:table-cell/>
        </table:table-row>
        <table:table-row table:style-name="ro1">
          <table:table-cell office:value-type="string" calcext:value-type="string">
            <text:p>LibDem</text:p>
          </table:table-cell>
          <table:table-cell table:formula="of:=9/2" office:value-type="float" office:value="4.5" calcext:value-type="float">
            <text:p>4.5</text:p>
          </table:table-cell>
          <table:table-cell table:formula="of:=ROUND(200*[.B3])+IF([.B3]&gt;0;[.$D$9];0)"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/4" office:value-type="float" office:value="0.25" calcext:value-type="float">
            <text:p>0.25</text:p>
          </table:table-cell>
          <table:table-cell table:formula="of:=ROUND(200*[.B4])+IF([.B4]&gt;0;[.$D$9];0)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SNP</text:p>
          </table:table-cell>
          <table:table-cell office:value-type="float" office:value="500" calcext:value-type="float">
            <text:p>500</text:p>
          </table:table-cell>
          <table:table-cell table:formula="of:=ROUND(200*[.B5])+IF([.B5]&gt;0;[.$D$9];0)" office:value-type="float" office:value="100200" calcext:value-type="float">
            <text:p>10020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Clact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acton</text:p>
          </table:table-cell>
          <table:table-cell/>
          <table:table-cell office:value-type="string" calcext:value-type="string">
            <text:p>https://www.oddschecker.com/politics/uk-constituencies/next-uk-general-election-constituencies/clacton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table:style-name="ce3" table:formula="of:=2/11" office:value-type="float" office:value="0.181818181818182" calcext:value-type="float">
            <text:p>0.18</text:p>
          </table:table-cell>
          <table:table-cell table:formula="of:=ROUND(200*[.B2])+IF([.B2]&gt;0;[.$D$9];0)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office:value-type="float" office:value="14" calcext:value-type="float">
            <text:p>14</text:p>
          </table:table-cell>
          <table:table-cell table:formula="of:=ROUND(200*[.B3])+IF([.B3]&gt;0;[.$D$9];0)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10" calcext:value-type="float">
            <text:p>10</text:p>
          </table:table-cell>
          <table:table-cell table:formula="of:=ROUND(200*[.B4])+IF([.B4]&gt;0;[.$D$9];0)"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250" calcext:value-type="float">
            <text:p>250</text:p>
          </table:table-cell>
          <table:table-cell table:formula="of:=ROUND(200*[.B5])+IF([.B5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table:number-columns-repeated="2"/>
          <table:table-cell table:formula="of:=ROUND(200*[.B6])+IF([.B6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Islingt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slington North</text:p>
          </table:table-cell>
          <table:table-cell office:value-type="string" calcext:value-type="string">
            <text:p>Majority 5697</text:p>
          </table:table-cell>
          <table:table-cell office:value-type="string" calcext:value-type="string">
            <text:p>https://www.oddschecker.com/politics/uk-constituencies/next-uk-general-election-constituencies/islington-north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6" office:value-type="float" office:value="0.666666666666667" calcext:value-type="float">
            <text:p>0.67</text:p>
          </table:table-cell>
          <table:table-cell table:formula="of:=ROUND(200*[.B2])+IF([.B2]&gt;0;[.$D$9];0)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250" calcext:value-type="float">
            <text:p>250</text:p>
          </table:table-cell>
          <table:table-cell table:formula="of:=ROUND(200*[.B3])+IF([.B3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50" calcext:value-type="float">
            <text:p>250</text:p>
          </table:table-cell>
          <table:table-cell table:formula="of:=ROUND(200*[.B4])+IF([.B4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Independent</text:p>
          </table:table-cell>
          <table:table-cell table:formula="of:=5/4" office:value-type="float" office:value="1.25" calcext:value-type="float">
            <text:p>1.25</text:p>
          </table:table-cell>
          <table:table-cell table:formula="of:=ROUND(200*[.B5])+IF([.B5]&gt;0;[.$D$9];0)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+IF([.B6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ochda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ochdale</text:p>
          </table:table-cell>
          <table:table-cell office:value-type="string" calcext:value-type="string">
            <text:p>Majority 5697</text:p>
          </table:table-cell>
          <table:table-cell office:value-type="string" calcext:value-type="string">
            <text:p>https://www.oddschecker.com/politics/uk-constituencies/next-uk-general-election-constituencies/rochdale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8/15" office:value-type="float" office:value="0.533333333333333" calcext:value-type="float">
            <text:p>0.53</text:p>
          </table:table-cell>
          <table:table-cell table:formula="of:=ROUND(200*[.B2])+IF([.B2]&gt;0;[.$D$9];0)"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33" calcext:value-type="float">
            <text:p>33</text:p>
          </table:table-cell>
          <table:table-cell table:formula="of:=ROUND(200*[.B3])+IF([.B3]&gt;0;[.$D$9];0)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" calcext:value-type="float">
            <text:p>20</text:p>
          </table:table-cell>
          <table:table-cell table:formula="of:=ROUND(200*[.B4])+IF([.B4]&gt;0;[.$D$9];0)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50" calcext:value-type="float">
            <text:p>150</text:p>
          </table:table-cell>
          <table:table-cell table:formula="of:=ROUND(200*[.B5])+IF([.B5]&gt;0;[.$D$9];0)" office:value-type="float" office:value="30200" calcext:value-type="float">
            <text:p>3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+IF([.B6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Workers</text:p>
          </table:table-cell>
          <table:table-cell table:formula="of:=5/2" office:value-type="float" office:value="2.5" calcext:value-type="float">
            <text:p>2.5</text:p>
          </table:table-cell>
          <table:table-cell table:formula="of:=ROUND(200*[.B7])+IF([.B7]&gt;0;[.$D$9];0)" office:value-type="float" office:value="700" calcext:value-type="float">
            <text:p>70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ugby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ugby</text:p>
          </table:table-cell>
          <table:table-cell office:value-type="string" calcext:value-type="string">
            <text:p>Majority 13447</text:p>
          </table:table-cell>
          <table:table-cell office:value-type="string" calcext:value-type="string">
            <text:p>https://www.oddschecker.com/politics/uk-constituencies/next-uk-general-election-constituencies/rugby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3/10" office:value-type="float" office:value="0.3" calcext:value-type="float">
            <text:p>0.30</text:p>
          </table:table-cell>
          <table:table-cell table:formula="of:=ROUND(200*[.B2])+IF([.B2]&gt;0;[.$D$9];0)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+IF([.B3]&gt;0;[.$D$9];0)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table:formula="of:=50" office:value-type="float" office:value="50" calcext:value-type="float">
            <text:p>50</text:p>
          </table:table-cell>
          <table:table-cell table:formula="of:=ROUND(200*[.B4])+IF([.B4]&gt;0;[.$D$9];0)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table:formula="of:=100" office:value-type="float" office:value="100" calcext:value-type="float">
            <text:p>100</text:p>
          </table:table-cell>
          <table:table-cell table:formula="of:=ROUND(200*[.B5])+IF([.B5]&gt;0;[.$D$9];0)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+IF([.B6]&gt;0;[.$D$9];0)" office:value-type="float" office:value="40200" calcext:value-type="float">
            <text:p>4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Kenilworth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enilworth and Southam</text:p>
          </table:table-cell>
          <table:table-cell office:value-type="string" calcext:value-type="string">
            <text:p>Majority 20353</text:p>
          </table:table-cell>
          <table:table-cell office:value-type="string" calcext:value-type="string">
            <text:p>https://www.oddschecker.com/politics/uk-constituencies/next-uk-general-election-constituencies/kenilworth-and-southam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1/4" office:value-type="float" office:value="2.75" calcext:value-type="float">
            <text:p>2.75</text:p>
          </table:table-cell>
          <table:table-cell table:formula="of:=ROUND(200*[.B2])+IF([.B2]&gt;0;[.$D$9];0)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/2" office:value-type="float" office:value="0.5" calcext:value-type="float">
            <text:p>0.5</text:p>
          </table:table-cell>
          <table:table-cell table:formula="of:=ROUND(200*[.B3])+IF([.B3]&gt;0;[.$D$9];0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0" calcext:value-type="float">
            <text:p>200</text:p>
          </table:table-cell>
          <table:table-cell table:formula="of:=ROUND(200*[.B4])+IF([.B4]&gt;0;[.$D$9];0)" office:value-type="float" office:value="40200" calcext:value-type="float">
            <text:p>4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6" calcext:value-type="float">
            <text:p>16</text:p>
          </table:table-cell>
          <table:table-cell table:formula="of:=ROUND(200*[.B5])+IF([.B5]&gt;0;[.$D$9];0)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table:formula="of:=ROUND(200*[.B6])+IF([.B6]&gt;0;[.$D$9];0)" office:value-type="float" office:value="60200" calcext:value-type="float">
            <text:p>6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Richmond" table:style-name="ta1"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Richmond and Northallerton</text:p>
          </table:table-cell>
          <table:table-cell office:value-type="string" calcext:value-type="string">
            <text:p>~27000 Majority</text:p>
          </table:table-cell>
          <table:table-cell office:value-type="string" calcext:value-type="string">
            <text:p>https://www.oddschecker.com/politics/uk-constituencies/next-uk-general-election-constituencies/richmond-and-northallerton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9/4" office:value-type="float" office:value="2.25" calcext:value-type="float">
            <text:p>2.25</text:p>
          </table:table-cell>
          <table:table-cell table:formula="of:=ROUND(200*[.B2])+IF([.B2]&gt;0;[.$D$9];0)"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table:formula="of:=ROUND(200*[.B3])+IF([.B3]&gt;0;[.$D$9];0)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+IF([.B4]&gt;0;[.$D$9];0)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00" calcext:value-type="float">
            <text:p>100</text:p>
          </table:table-cell>
          <table:table-cell table:formula="of:=ROUND(200*[.B5])+IF([.B5]&gt;0;[.$D$9];0)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00" calcext:value-type="float">
            <text:p>200</text:p>
          </table:table-cell>
          <table:table-cell table:formula="of:=ROUND(200*[.B6])+IF([.B6]&gt;0;[.$D$9];0)" office:value-type="float" office:value="40200" calcext:value-type="float">
            <text:p>4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Basild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ildon and Billericay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https://www.oddschecker.com/politics/uk-constituencies/next-uk-general-election-constituencies/basildon-and-billericay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1" calcext:value-type="float">
            <text:p>1.00</text:p>
          </table:table-cell>
          <table:table-cell table:formula="of:=ROUND(200*[.B2])+IF([.B2]&gt;0;[.$D$9];0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9/2" office:value-type="float" office:value="4.5" calcext:value-type="float">
            <text:p>4.5</text:p>
          </table:table-cell>
          <table:table-cell table:formula="of:=ROUND(200*[.B3])+IF([.B3]&gt;0;[.$D$9];0)"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4" calcext:value-type="float">
            <text:p>4</text:p>
          </table:table-cell>
          <table:table-cell table:formula="of:=ROUND(200*[.B4])+IF([.B4]&gt;0;[.$D$9];0)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400" calcext:value-type="float">
            <text:p>400</text:p>
          </table:table-cell>
          <table:table-cell table:formula="of:=ROUND(200*[.B5])+IF([.B5]&gt;0;[.$D$9];0)" office:value-type="float" office:value="80200" calcext:value-type="float">
            <text:p>8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00" calcext:value-type="float">
            <text:p>500</text:p>
          </table:table-cell>
          <table:table-cell table:formula="of:=ROUND(200*[.B6])+IF([.B6]&gt;0;[.$D$9];0)" office:value-type="float" office:value="100200" calcext:value-type="float">
            <text:p>10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Broxbourne" table:style-name="ta2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oxbourne</text:p>
          </table:table-cell>
          <table:table-cell office:value-type="string" calcext:value-type="string">
            <text:p>1980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6/5" office:value-type="float" office:value="1.2" calcext:value-type="float">
            <text:p>1.20</text:p>
          </table:table-cell>
          <table:table-cell table:formula="of:=ROUND(200*[.B2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6/4" office:value-type="float" office:value="1.5" calcext:value-type="float">
            <text:p>1.5</text:p>
          </table:table-cell>
          <table:table-cell table:formula="of:=ROUND(200*[.B3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20"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50"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Portsmouth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rtsmouth North</text:p>
          </table:table-cell>
          <table:table-cell office:value-type="string" calcext:value-type="string">
            <text:p>15780 Majority</text:p>
          </table:table-cell>
          <table:table-cell office:value-type="string" calcext:value-type="string">
            <text:p>https://www.oddschecker.com/politics/uk-constituencies/next-uk-general-election-constituencies/portsmouth-north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9" office:value-type="float" office:value="0.444444444444444" calcext:value-type="float">
            <text:p>0.44</text:p>
          </table:table-cell>
          <table:table-cell table:formula="of:=ROUND(200*[.B2])+IF([.B2]&gt;0;[.$D$9];0)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2" calcext:value-type="float">
            <text:p>2</text:p>
          </table:table-cell>
          <table:table-cell table:formula="of:=ROUND(200*[.B3])+IF([.B3]&gt;0;[.$D$9];0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+IF([.B4]&gt;0;[.$D$9];0)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250" calcext:value-type="float">
            <text:p>250</text:p>
          </table:table-cell>
          <table:table-cell table:formula="of:=ROUND(200*[.B5])+IF([.B5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table:formula="of:=ROUND(200*[.B6])+IF([.B6]&gt;0;[.$D$9];0)" office:value-type="float" office:value="60200" calcext:value-type="float">
            <text:p>6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table table:name="Godalming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odalming and Ash</text:p>
          </table:table-cell>
          <table:table-cell office:value-type="string" calcext:value-type="string">
            <text:p>~8800 Majority</text:p>
          </table:table-cell>
          <table:table-cell office:value-type="string" calcext:value-type="string">
            <text:p>https://www.oddschecker.com/politics/uk-constituencies/next-uk-general-election-constituencies/godalming-and-ash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25" calcext:value-type="float">
            <text:p>25.00</text:p>
          </table:table-cell>
          <table:table-cell table:formula="of:=ROUND(200*[.B2])+IF([.B2]&gt;0;[.$D$9];0)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3])+IF([.B3]&gt;0;[.$D$9];0)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00" calcext:value-type="float">
            <text:p>100</text:p>
          </table:table-cell>
          <table:table-cell table:formula="of:=ROUND(200*[.B4])+IF([.B4]&gt;0;[.$D$9];0)"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LibDems</text:p>
          </table:table-cell>
          <table:table-cell table:formula="of:=3/10" office:value-type="float" office:value="0.3" calcext:value-type="float">
            <text:p>0.3</text:p>
          </table:table-cell>
          <table:table-cell table:formula="of:=ROUND(200*[.B5])+IF([.B5]&gt;0;[.$D$9];0)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+IF([.B6]&gt;0;[.$D$9];0)" office:value-type="float" office:value="50200" calcext:value-type="float">
            <text:p>50200</text:p>
          </table:table-cell>
          <table:table-cell/>
        </table:table-row>
        <table:table-row table:style-name="ro1">
          <table:table-cell table:number-columns-repeated="2"/>
          <table:table-cell table:formula="of:=ROUND(200*[.B7])+IF([.B7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ROUND(200*[.B8])+IF([.B8]&gt;0;[.$D$9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42:00.022245638</meta:creation-date>
    <meta:generator>LibreOffice/7.3.7.2$Linux_X86_64 LibreOffice_project/30$Build-2</meta:generator>
    <dc:date>2024-07-02T18:12:01.713574045</dc:date>
    <meta:editing-duration>PT13H53M8S</meta:editing-duration>
    <meta:editing-cycles>8</meta:editing-cycles>
    <meta:document-statistic meta:table-count="18" meta:cell-count="616" meta:object-count="0"/>
  </office:meta>
</office:document-meta>
</file>